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18.26pt" svg:height="299.65pt" svg:x="367.6pt" svg:y="21.09pt">
            <loext:p draw:notify-on-update-of-ranges="Sheet1.A4:Sheet1.A19 Sheet1.B4:Sheet1.B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21.38pt" svg:height="292.14pt" svg:x="366.04pt" svg:y="342.6pt">
            <loext:p draw:notify-on-update-of-ranges="Sheet1.A4:Sheet1.A19 Sheet1.C4:Sheet1.C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wątki</text:p>
          </table:table-cell>
          <table:table-cell office:value-type="string" calcext:value-type="string">
            <text:p>cza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73.1" calcext:value-type="float">
            <text:p>627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76.38" calcext:value-type="float">
            <text:p>4276.38</text:p>
          </table:table-cell>
          <table:table-cell table:formula="of:=[.B$4]/[.B5]" office:value-type="float" office:value="1.46691828135011" calcext:value-type="float">
            <text:p>1.46691828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85.26" calcext:value-type="float">
            <text:p>2185.26</text:p>
          </table:table-cell>
          <table:table-cell table:formula="of:=[.B$4]/[.B6]" office:value-type="float" office:value="2.87064239495529" calcext:value-type="float">
            <text:p>2.8706423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18.32" calcext:value-type="float">
            <text:p>1618.32</text:p>
          </table:table-cell>
          <table:table-cell table:formula="of:=[.B$4]/[.B7]" office:value-type="float" office:value="3.87630382124673" calcext:value-type="float">
            <text:p>3.87630382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69.38" calcext:value-type="float">
            <text:p>1869.38</text:p>
          </table:table-cell>
          <table:table-cell table:formula="of:=[.B$4]/[.B8]" office:value-type="float" office:value="3.35571151932726" calcext:value-type="float">
            <text:p>3.35571151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65.77" calcext:value-type="float">
            <text:p>1865.77</text:p>
          </table:table-cell>
          <table:table-cell table:formula="of:=[.B$4]/[.B9]" office:value-type="float" office:value="3.36220434458695" calcext:value-type="float">
            <text:p>3.36220434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65.88" calcext:value-type="float">
            <text:p>1565.88</text:p>
          </table:table-cell>
          <table:table-cell table:formula="of:=[.B$4]/[.B10]" office:value-type="float" office:value="4.00611796561678" calcext:value-type="float">
            <text:p>4.00611796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9.81" calcext:value-type="float">
            <text:p>1409.81</text:p>
          </table:table-cell>
          <table:table-cell table:formula="of:=[.B$4]/[.B11]" office:value-type="float" office:value="4.4496066845887" calcext:value-type="float">
            <text:p>4.44960668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1.79" calcext:value-type="float">
            <text:p>1541.79</text:p>
          </table:table-cell>
          <table:table-cell table:formula="of:=[.B$4]/[.B12]" office:value-type="float" office:value="4.06871234085057" calcext:value-type="float">
            <text:p>4.0687123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67.51" calcext:value-type="float">
            <text:p>1467.51</text:p>
          </table:table-cell>
          <table:table-cell table:formula="of:=[.B$4]/[.B13]" office:value-type="float" office:value="4.27465570933077" calcext:value-type="float">
            <text:p>4.27465570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13.77" calcext:value-type="float">
            <text:p>1513.77</text:p>
          </table:table-cell>
          <table:table-cell table:formula="of:=[.B$4]/[.B14]" office:value-type="float" office:value="4.14402452155876" calcext:value-type="float">
            <text:p>4.14402452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95.33" calcext:value-type="float">
            <text:p>1495.33</text:p>
          </table:table-cell>
          <table:table-cell table:formula="of:=[.B$4]/[.B15]" office:value-type="float" office:value="4.19512749694048" calcext:value-type="float">
            <text:p>4.19512749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25.05" calcext:value-type="float">
            <text:p>1425.05</text:p>
          </table:table-cell>
          <table:table-cell table:formula="of:=[.B$4]/[.B16]" office:value-type="float" office:value="4.40202098171994" calcext:value-type="float">
            <text:p>4.40202098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6.72" calcext:value-type="float">
            <text:p>1446.72</text:p>
          </table:table-cell>
          <table:table-cell table:formula="of:=[.B$4]/[.B17]" office:value-type="float" office:value="4.33608438398584" calcext:value-type="float">
            <text:p>4.3360843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8.72" calcext:value-type="float">
            <text:p>1448.72</text:p>
          </table:table-cell>
          <table:table-cell table:formula="of:=[.B$4]/[.B18]" office:value-type="float" office:value="4.33009829366613" calcext:value-type="float">
            <text:p>4.33009829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9.47" calcext:value-type="float">
            <text:p>1459.47</text:p>
          </table:table-cell>
          <table:table-cell table:formula="of:=[.B$4]/[.B19]" office:value-type="float" office:value="4.29820414259971" calcext:value-type="float">
            <text:p>4.29820414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22:54:33.928242647</meta:creation-date>
    <dc:date>2018-04-13T23:12:07.452582756</dc:date>
    <meta:editing-duration>PT7M23S</meta:editing-duration>
    <meta:editing-cycles>1</meta:editing-cycles>
    <meta:document-statistic meta:table-count="1" meta:cell-count="5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84cm" svg:height="10.572cm" xlink:href=".." xlink:type="simple" chart:class="chart:scatter" chart:column-mapping="0" chart:style-name="ch1">
        <chart:title svg:x="3.648cm" svg:y="0.347cm" chart:style-name="ch2">
          <text:p>Wykres zależności czasu wykonania od liczby wątków</text:p>
        </chart:title>
        <chart:plot-area chart:style-name="ch3" table:cell-range-address="Sheet1.A4:Sheet1.B19" chart:data-source-has-labels="column" svg:x="1.376cm" svg:y="1.337cm" svg:width="16.543cm" svg:height="8.043cm">
          <chartooo:coordinate-region svg:x="2.368cm" svg:y="1.536cm" svg:width="15.364cm" svg:height="7.197cm"/>
          <chart:axis chart:dimension="x" chart:name="primary-x" chart:style-name="ch4">
            <chart:title svg:x="8.531cm" svg:y="9.591cm" chart:style-name="ch5">
              <text:p>Liczba wątków</text:p>
            </chart:title>
          </chart:axis>
          <chart:axis chart:dimension="y" chart:name="primary-y" chart:style-name="ch4">
            <chart:title svg:x="0.451cm" svg:y="6.116cm" chart:style-name="ch6">
              <text:p>Czas [ms]</text:p>
            </chart:title>
            <chart:grid chart:style-name="ch7" chart:class="major"/>
          </chart:axis>
          <chart:series chart:style-name="ch8" chart:values-cell-range-address="Sheet1.B4:Sheet1.B19" chart:class="chart:scatter">
            <chart:domain table:cell-range-address="Sheet1.A4:Sheet1.A19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Sheet1.A4:Sheet1.A19</svg:desc>
                </draw:g>
              </table:table-cell>
              <table:table-cell office:value-type="float" office:value="6273.1">
                <text:p>6273.1</text:p>
                <draw:g>
                  <svg:desc>Sheet1.B4:Sheet1.B19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4276.38">
                <text:p>4276.38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2185.26">
                <text:p>2185.26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618.32">
                <text:p>1618.32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1869.38">
                <text:p>1869.38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865.77">
                <text:p>1865.77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1565.88">
                <text:p>1565.88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409.81">
                <text:p>1409.81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541.79">
                <text:p>1541.7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467.51">
                <text:p>1467.51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1513.77">
                <text:p>1513.77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495.33">
                <text:p>1495.33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1425.05">
                <text:p>1425.05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1446.72">
                <text:p>1446.72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1448.72">
                <text:p>1448.72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1459.47">
                <text:p>1459.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394cm" svg:height="10.307cm" xlink:href=".." xlink:type="simple" chart:class="chart:scatter" chart:style-name="ch1">
        <chart:title svg:x="3.69cm" svg:y="0.342cm" chart:style-name="ch2">
          <text:p>Wykres przyspieszenia w zależności od liczby wątków</text:p>
        </chart:title>
        <chart:plot-area chart:style-name="ch3" table:cell-range-address="Sheet1.A4:Sheet1.A19 Sheet1.C4:Sheet1.C19" svg:x="0.367cm" svg:y="1.327cm" svg:width="17.66cm" svg:height="8.774cm">
          <chartooo:coordinate-region svg:x="1.094cm" svg:y="1.526cm" svg:width="16.746cm" svg:height="7.9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9" chart:class="chart:scatter">
            <chart:domain table:cell-range-address="Sheet1.A4:Sheet1.A19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19</svg:desc>
                </draw:g>
              </table:table-cell>
              <table:table-cell office:value-type="float" office:value="1">
                <text:p>1</text:p>
                <draw:g>
                  <svg:desc>Sheet1.C4:Sheet1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6691828135011">
                <text:p>1.46691828135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87064239495529">
                <text:p>2.87064239495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7630382124673">
                <text:p>3.876303821246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35571151932726">
                <text:p>3.35571151932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36220434458695">
                <text:p>3.362204344586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00611796561678">
                <text:p>4.00611796561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4496066845887">
                <text:p>4.4496066845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06871234085057">
                <text:p>4.068712340850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27465570933077">
                <text:p>4.274655709330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14402452155876">
                <text:p>4.14402452155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19512749694048">
                <text:p>4.195127496940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40202098171994">
                <text:p>4.402020981719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33608438398584">
                <text:p>4.33608438398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33009829366613">
                <text:p>4.330098293666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29820414259971">
                <text:p>4.298204142599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